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8" style:family="table-cell" style:parent-style-name="Default" style:data-style-name="N165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Comma" style:data-style-name="N16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0" style:family="table-cell" style:parent-style-name="Default" style:data-style-name="N165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11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165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3" style:family="table-cell" style:parent-style-name="Default" style:data-style-name="N165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4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8" style:family="table-cell" style:parent-style-name="Comma" style:data-style-name="N16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  <style:style style:name="T1" style:family="text">
      <style:text-properties style:language-asian="zh" style:country-asian="CN" style:font-name-asian="Arial1" fo:language="es" fo:country="EC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Arial1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Arial1" fo:color="#000000"/>
    </style:style>
    <style:style style:name="T2" style:family="text">
      <style:text-properties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fo:color="#000000" style:font-name="Arial2" style:font-name-asian="Arial2" style:font-name-complex="Arial2"/>
    </style:style>
    <style:style style:name="T3" style:family="text">
      <style:text-properties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fo:color="#000000" style:font-name="Arial1" style:font-name-asian="Arial1" style:font-name-complex="Arial1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5501" calcext:value-type="float" table:number-columns-spanned="2" table:number-rows-spanned="1">
            <text:p>55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Otros Activos Corriente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ie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5"/>
          <table:covered-table-cell table:style-name="ce143"/>
          <table:covered-table-cell table:number-columns-repeated="2" table:style-name="ce25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40101001" calcext:value-type="float">
            <text:p>101040101001 </text:p>
          </table:table-cell>
          <table:table-cell table:style-name="ce31" office:value-type="string" office:string-value="Seguros Pagado por Anticipado                                                   " calcext:value-type="string">
            <text:p><text:s/>Seguros Pagado por Anticipado <text:s text:c="51"/></text:p>
          </table:table-cell>
          <table:table-cell table:style-name="ce26"/>
          <table:table-cell table:style-name="ce98" office:value-type="float" office:value="2071" calcext:value-type="float">
            <text:p>2,071</text:p>
          </table:table-cell>
          <table:table-cell table:style-name="ce110" office:value-type="float" office:value="229.31" calcext:value-type="float">
            <text:p>229</text:p>
          </table:table-cell>
          <table:table-cell table:style-name="ce117" office:value-type="float" office:value="1924.1" calcext:value-type="float">
            <text:p>1,924</text:p>
          </table:table-cell>
          <table:table-cell table:style-name="ce123" table:formula="of:=[.D10]+[.E10]-[.F10]" office:value-type="float" office:value="376.21" calcext:value-type="float">
            <text:p>376</text:p>
          </table:table-cell>
          <table:table-cell table:style-name="ce10" office:value-type="float" office:value="101040101001" calcext:value-type="float">
            <text:p>101040101001 </text:p>
          </table:table-cell>
          <table:table-cell table:style-name="ce31" office:value-type="string" office:string-value="Seguros Pagado por Anticipado                                                   " calcext:value-type="string">
            <text:p><text:s/>Seguros Pagado por Anticipado <text:s text:c="51"/></text:p>
          </table:table-cell>
          <table:table-cell table:style-name="ce138" office:value-type="float" office:value="18003.1" calcext:value-type="float">
            <text:p>18,003</text:p>
          </table:table-cell>
          <table:table-cell table:style-name="ce142" table:formula="of:=+[.G10]-[.J10]" office:value-type="float" office:value="-17626.89" calcext:value-type="float">
            <text:p>(17,62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40101002" calcext:value-type="float">
            <text:p>101040101002 </text:p>
          </table:table-cell>
          <table:table-cell table:style-name="ce31" office:value-type="string" office:string-value="Servicios pagados por anticipado                                                " calcext:value-type="string">
            <text:p><text:s/>Servicios pagados por anticipado <text:s text:c="48"/></text:p>
          </table:table-cell>
          <table:table-cell table:style-name="ce34"/>
          <table:table-cell table:style-name="ce100" office:value-type="float" office:value="749" calcext:value-type="float">
            <text:p>749</text:p>
          </table:table-cell>
          <table:table-cell table:style-name="ce111" office:value-type="float" office:value="582" calcext:value-type="float">
            <text:p>582</text:p>
          </table:table-cell>
          <table:table-cell table:style-name="ce100" table:formula="of:=123.5+398.93" office:value-type="float" office:value="522.43" calcext:value-type="float">
            <text:p>522</text:p>
          </table:table-cell>
          <table:table-cell table:style-name="ce124" table:formula="of:=[.D11]+[.E11]-[.F11]" office:value-type="float" office:value="808.57" calcext:value-type="float">
            <text:p>809</text:p>
          </table:table-cell>
          <table:table-cell table:style-name="ce10" office:value-type="float" office:value="101040101002" calcext:value-type="float">
            <text:p>101040101002 </text:p>
          </table:table-cell>
          <table:table-cell table:style-name="ce31" office:value-type="string" office:string-value="Servicios pagados por anticipado                                                " calcext:value-type="string">
            <text:p><text:s/>Servicios pagados por anticipado <text:s text:c="48"/></text:p>
          </table:table-cell>
          <table:table-cell table:style-name="ce100" office:value-type="float" office:value="2357.31" calcext:value-type="float">
            <text:p>2,357</text:p>
          </table:table-cell>
          <table:table-cell table:style-name="ce142" table:formula="of:=+[.G11]-[.J11]" office:value-type="float" office:value="-1548.74" calcext:value-type="float">
            <text:p>(1,549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2820" calcext:value-type="float">
            <text:p>2820 </text:p>
          </table:table-cell>
          <table:table-cell table:style-name="ce43" table:formula="of:=SUM([.E9:.E11])" office:value-type="float" office:value="811.31" calcext:value-type="float">
            <text:p>811 </text:p>
          </table:table-cell>
          <table:table-cell table:style-name="ce43" table:formula="of:=SUM([.F9:.F11])" office:value-type="float" office:value="2446.53" calcext:value-type="float">
            <text:p>2447 </text:p>
          </table:table-cell>
          <table:table-cell table:style-name="ce43" table:formula="of:=SUM([.G9:.G11])" office:value-type="float" office:value="1184.78" calcext:value-type="float">
            <text:p>1185 </text:p>
          </table:table-cell>
          <table:table-cell table:style-name="ce41" table:number-columns-repeated="2"/>
          <table:table-cell table:style-name="ce43" table:formula="of:=SUM([.J9:.J11])" office:value-type="float" office:value="20360.41" calcext:value-type="float">
            <text:p>20360 </text:p>
          </table:table-cell>
          <table:table-cell table:style-name="ce157" table:formula="of:=SUM([.K9:.K11])" office:value-type="float" office:value="-19175.63" calcext:value-type="float">
            <text:p>(19176)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25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4" table:number-columns-repeated="2"/>
          <table:table-cell table:style-name="ce55"/>
          <table:table-cell table:style-name="ce56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<text:span text:style-name="T1">Pagos</text:span><text:span text:style-name="T2"> </text:span><text:span text:style-name="T3">por</text:span><text:span text:style-name="T2"> </text:span>Anticipado</text:p>
          </table:table-cell>
          <table:table-cell table:style-name="ce57"/>
          <table:table-cell table:style-name="ce106" table:formula="of:=SUM([.G10:.G11])" office:value-type="float" office:value="1184.78" calcext:value-type="float">
            <text:p>1,185</text:p>
          </table:table-cell>
          <table:table-cell table:style-name="ce106" table:formula="of:=SUM([.J10:.J11])" office:value-type="float" office:value="20360.41" calcext:value-type="float">
            <text:p>20,360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table:number-columns-repeated="2"/>
          <table:table-cell table:style-name="ce59" table:number-columns-repeated="2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SUM([.D17:.D19])" office:value-type="float" office:value="1184.78" calcext:value-type="float">
            <text:p>1185 </text:p>
          </table:table-cell>
          <table:table-cell table:style-name="ce43" table:formula="of:=SUM([.E17:.E19])" office:value-type="float" office:value="20360.41" calcext:value-type="float">
            <text:p>20360 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3">
          <table:table-cell table:style-name="ce25" table:number-columns-repeated="10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4">
          <table:table-cell table:style-name="ce25" table:number-columns-repeated="12"/>
          <table:table-cell table:number-columns-repeated="1012"/>
        </table:table-row>
        <table:table-row table:style-name="ro2" table:number-rows-repeated="1048536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">
      <number:number number:decimal-places="1" loext:min-decimal-places="1" number:min-integer-digits="1" number:grouping="true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70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$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2:33:27.2030264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30T12:46:57.714682510</dc:date>
    <meta:editing-cycles>10</meta:editing-cycles>
    <meta:editing-duration>PT1H8M33S</meta:editing-duration>
    <meta:document-statistic meta:table-count="1" meta:cell-count="77" meta:object-count="0"/>
  </office:meta>
</office:document-meta>
</file>